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05110BFCDF56CC16E50.png" manifest:media-type="image/png"/>
  <manifest:file-entry manifest:full-path="Pictures/100000000000019F000000BF21627554D52CDB12.png" manifest:media-type="image/png"/>
  <manifest:file-entry manifest:full-path="Pictures/1000000000000344000001FF3BFA7B2A244F87D3.png" manifest:media-type="image/png"/>
  <manifest:file-entry manifest:full-path="Pictures/10000000000001BA000000AF03378B7239B4FC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0d6" officeooo:paragraph-rsid="0016e0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Зашел в кассандру.</text:p>
      <text:p text:style-name="P1"><draw:frame draw:style-name="fr1" draw:name="Изображение1" text:anchor-type="paragraph" svg:width="17cm" svg:height="2.131cm" draw:z-index="0"><draw:image xlink:href="Pictures/10000000000002860000005110BFCDF56CC16E50.png" xlink:type="simple" xlink:show="embed" xlink:actuate="onLoad" loext:mime-type="image/png"/></draw:frame></text:p>
      <text:p text:style-name="P1">2. Повторил что делали на уроке.</text:p>
      <text:p text:style-name="P1"/>
      <text:p text:style-name="P1"><draw:frame draw:style-name="fr2" draw:name="Изображение2" text:anchor-type="paragraph" svg:width="10.98cm" svg:height="5.054cm" draw:z-index="1"><draw:image xlink:href="Pictures/100000000000019F000000BF21627554D52CDB12.png" xlink:type="simple" xlink:show="embed" xlink:actuate="onLoad" loext:mime-type="image/png"/></draw:frame><draw:frame draw:style-name="fr3" draw:name="Изображение3" text:anchor-type="paragraph" svg:x="0.212cm" svg:y="5.477cm" svg:width="17cm" svg:height="10.391cm" draw:z-index="2"><draw:image xlink:href="Pictures/1000000000000344000001FF3BFA7B2A244F87D3.png" xlink:type="simple" xlink:show="embed" xlink:actuate="onLoad" loext:mime-type="image/png"/></draw:frame><draw:frame draw:style-name="fr3" draw:name="Изображение4" text:anchor-type="paragraph" svg:x="2.891cm" svg:y="16.051cm" svg:width="11.695cm" svg:height="4.63cm" draw:z-index="3"><draw:image xlink:href="Pictures/10000000000001BA000000AF03378B7239B4FC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6:57:21.098000000</meta:creation-date>
    <dc:date>2020-12-28T00:18:23.907000000</dc:date>
    <meta:editing-duration>PT7H10M52S</meta:editing-duration>
    <meta:editing-cycles>1</meta:editing-cycles>
    <meta:document-statistic meta:table-count="0" meta:image-count="4" meta:object-count="0" meta:page-count="1" meta:paragraph-count="2" meta:word-count="10" meta:character-count="53" meta:non-whitespace-character-count="45"/>
    <meta:generator>LibreOffice/6.2.4.2$Windows_x86 LibreOffice_project/2412653d852ce75f65fbfa83fb7e7b669a126d64</meta:generator>
  </office:meta>
</office:document-meta>
</file>